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wieścią „Ready Player One” Ernesta Cline byłem zachwycony, jednak film zniechęcił mnie już od pierwszych minut. Otwierająca scena jest typowa dla amerykańskich filmów młodzieżowych, jeśli nie liczyć tego, że w tle słychać „Jump” zespołu Van Halen. Główny bohater, nastolatek, witając się z rozpromienionymi sąsiadami dziarsko maszeruje przez Stosy, które w filmie od typowego amerykańskiego przedmieścia odróżnia tylko to, że są zbudowane z ustawionych jedna na drugiej przyczep kempingowych i kontenerów. Cóż, książkowe Stosy były miejscem brudnym, nieprzyjemnym, zamieszkanym przez ludzi, którym się w życiu nie udało (czyli większość społeczeństwa) a Wade’a Wattsa (Tye Sheridan) w otwierającej scenie powieści obudziły odgłosy strzelaniny. </text:p>
      <text:p text:style-name="P2">Po takim wstępie już się domyślałem, że Spielberg przegapił to, co w książce było najciekawsze, czyli satyryczną, grającą na lękach współczesnej klasy średniej metaforę kapitalizmu i niestety nie pomyliłem się. </text:p>
      <text:p text:style-name="P2">Zacząć można od postaci Jamesa Hallidaya (Mark Rylance), legendarnego twórcy wirtualnego świata OASIS, w filmie przedstawionego jako naiwny geek, który tylko chciał dać ludziom darmową grę i nie przewidział, że ta zmieni się w ponurą korporację. Książkowy Halliday był zaś przykładem złego, który myślał, że robi dobrze, a książkowa OASIS, firma, która przejęła wszystkie kanały łączności włącznie z internetem, uosabiała system wartości współczesnego nerda – korwinisty; pokazywała jak wyglądałby świat rządzony przez jakiegoś Richarda Stallmana czy Erica Raymonda: mielibyśmy prawo do grzebania w kodzie Facebooka, ale stracilibyśmy wszelkie inne prawa. </text:p>
      <text:p text:style-name="P2">W filmie zaś okazuje się, że aby zła korporacja stała się dobrą korporacją, wystarczy zmienić zarząd z ponurych starszych panów w garniturach na sympatycznych i wyluzowanych młodych ludzi. Cóż, Spielberg jest z tego pokolenia, które wierzy, że korporacje są z gruntu dobre, nawet jeśli chwilowo rządzą nimi ci źli – w Polsce nazwalibyśmy go dzieckiem Balcerowicza. W rzeczywistości, gdyby Hallidayowi naprawdę zależało na zachowaniu swojego dziedzictwa i dobrostanie społeczeństwa, przed śmiercią przekazałby OASIS jakiejś fundacji albo państwu.</text:p>
      <text:p text:style-name="P2">Pozostając przy temacie starszych panów w garniturach, filmowy antagonista ma twarz karykaturalnego prezesa (Ben Mendelsohn), który bardziej śmieszy, niż straszy. Serio, sceny z jego udziałem były dla mnie czymś w rodzaju przerywnika komediowego. Szkoda, że Steven Spielberg nie wziął przykładu z książkowego pierwowzoru czy choćby Margin Call, Avatara, In Time i masy innych powstałych w ciągu ostatnich dwudziestu lat filmów i seriali w których nie ma osobowego wroga, bo jest nim po prostu korporacja. </text:p>
      <text:p text:style-name="P2">Nietrudno się domyślić, że zakończenie i przesłanie filmu było równie rozczarowujące (a przy tym okrutnie przesłodzone). Otóż na końcu dostajemy morał, który sprowadza się do „nie siedźcie tyle w Internecie, bo realny świat też jest fajny”. Przemilcza się tu fakt, że w świecie Player One (tym książkowym) wszyscy siedzieli w wirtualu bo nie mieli ani innego wyjścia (OASIS zmonopolizowało edukację, płatności, media…), ani specjalnie czego szukać na zewnątrz (środowisko naturalne zostało zruinowane, a gospodarka się sypała). </text:p>
      <text:p text:style-name="P2">Co więc zostaje? Typowy, młodzieżowy film o paczce przyjaciół z niezłymi efektami specjalnymi, nawiązaniami do popkultury z lat ‘80, ale bez żadnej głębszej treści. </text:p>
      <text:p text:style-name="P1"/>
      <text:p text:style-name="P1">okładka:</text:p>
      <text:p text:style-name="P1"><text:a xlink:type="simple" xlink:href="https://ocdn.eu/images/pulscms/OWU7MDA_/5d5157a6175be3f15096bb1b45611804.jpeg" text:style-name="Internet_20_link" text:visited-style-name="Visited_20_Internet_20_Link"><text:span text:style-name="T1">https://ocdn.eu/images/pulscms/OWU7MDA_/5d5157a6175be3f15096bb1b45611804.jpeg</text:span></text:a></text:p>
      <text:p text:style-name="P1"/>
      <text:p text:style-name="P1"><text:a xlink:type="simple" xlink:href="https://ocs-pl.oktawave.com/v1/AUTH_2887234e-384a-4873-8bc5-405211db13a2/splay/2018/03/player-one-recenzja-3-1180x489.jpg" text:style-name="Internet_20_link" text:visited-style-name="Visited_20_Internet_20_Link"><text:span text:style-name="T1">https://ocs-pl.oktawave.com/v1/AUTH_2887234e-384a-4873-8bc5-405211db13a2/splay/2018/03/player-one-recenzja-3-1180x489.jpg</text:span></text:a></text:p>
      <text:p text:style-name="P1"/>
      <text:p text:style-name="P1"><text:soft-page-break/><text:a xlink:type="simple" xlink:href="https://ocs-pl.oktawave.com/v1/AUTH_2887234e-384a-4873-8bc5-405211db13a2/splay/2018/03/player-one-recenzja-4-1180x570.jpg" text:style-name="Internet_20_link" text:visited-style-name="Visited_20_Internet_20_Link"><text:span text:style-name="T1">https://ocs-pl.oktawave.com/v1/AUTH_2887234e-384a-4873-8bc5-405211db13a2/splay/2018/03/player-one-recenzja-4-1180x570.jpg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4-24T22:05:34.224000000</dc:date>
    <meta:editing-duration>PT23H16M31S</meta:editing-duration>
    <meta:editing-cycles>1</meta:editing-cycles>
    <meta:document-statistic meta:table-count="0" meta:image-count="0" meta:object-count="0" meta:page-count="2" meta:paragraph-count="11" meta:word-count="474" meta:character-count="3683" meta:non-whitespace-character-count="3212"/>
  </office:meta>
</office:document-meta>
</file>